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paragraph-properties fo:margin-top="0in" fo:margin-bottom="0in"/>
    </style:style>
    <style:style style:name="P24" style:family="paragraph" style:parent-style-name="Text_20_body">
      <style:paragraph-properties fo:margin-top="0in" fo:margin-bottom="0in"/>
    </style:style>
    <style:style style:name="P25" style:family="paragraph" style:parent-style-name="Text_20_body">
      <style:text-properties style:font-name="Times New Roman2"/>
    </style:style>
    <style:style style:name="P26" style:family="paragraph" style:parent-style-name="Text_20_body" style:list-style-name="L5">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6"/>
    <style:style style:name="P31" style:family="paragraph" style:parent-style-name="Text_20_body" style:list-style-name="L7">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8"/>
    <style:style style:name="P36" style:family="paragraph" style:parent-style-name="Text_20_body" style:list-style-name="L9">
      <style:paragraph-properties fo:margin-top="0in" fo:margin-bottom="0in"/>
    </style:style>
    <style:style style:name="P37" style:family="paragraph" style:parent-style-name="Text_20_body" style:list-style-name="L9"/>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0"/>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Standard">
      <style:text-properties style:font-name="Times New Roman3" fo:font-size="12pt" style:font-size-asian="12pt" style:font-size-complex="12pt"/>
    </style:style>
    <style:style style:name="P49" style:family="paragraph" style:parent-style-name="Text_20_body" style:list-style-name="L11">
      <style:paragraph-properties fo:margin-top="0in" fo:margin-bottom="0in"/>
    </style:style>
    <style:style style:name="P50" style:family="paragraph" style:parent-style-name="Text_20_body" style:list-style-name="L11"/>
    <style:style style:name="P51" style:family="paragraph" style:parent-style-name="Text_20_body">
      <style:paragraph-properties fo:margin-top="0in" fo:margin-bottom="0in"/>
      <style:text-properties fo:font-weight="bold"/>
    </style:style>
    <style:style style:name="P52" style:family="paragraph" style:parent-style-name="Text_20_body" style:list-style-name="L12">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3"/>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4">
      <style:paragraph-properties fo:margin-top="0in" fo:margin-bottom="0in"/>
    </style:style>
    <style:style style:name="P60" style:family="paragraph" style:parent-style-name="Text_20_body" style:list-style-name="L14"/>
    <style:style style:name="P61" style:family="paragraph" style:parent-style-name="Standard" style:list-style-name="L15">
      <style:text-properties fo:font-weight="bold" style:font-weight-asian="bold" style:font-weight-complex="bold"/>
    </style:style>
    <style:style style:name="P62" style:family="paragraph" style:parent-style-name="Text_20_body" style:list-style-name="L16">
      <style:paragraph-properties fo:margin-top="0in" fo:margin-bottom="0in"/>
      <style:text-properties style:font-name="Courier New" fo:font-size="11pt" style:font-size-asian="11pt" style:font-size-complex="11pt"/>
    </style:style>
    <style:style style:name="P63" style:family="paragraph" style:parent-style-name="Text_20_body" style:list-style-name="L16"/>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2</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item>
          <text:p text:style-name="P23">asm.jar</text:p>
        </text:list-item>
        <text:list-item>
          <text:p text:style-name="P23">cglib-2.1.3.jar</text:p>
        </text:list-item>
        <text:list-item>
          <text:p text:style-name="P23">dom4j.1.6.1.jar</text:p>
        </text:list-item>
        <text:list-item>
          <text:p text:style-name="P23">ehcache-1.1.jar</text:p>
        </text:list-item>
        <text:list-item>
          <text:p text:style-name="P23">jdbc2_0-stdext.jar</text:p>
        </text:list-item>
        <text:list-item>
          <text:p text:style-name="P23">jta.jar</text:p>
        </text:list-item>
      </text:list>
      <text:p text:style-name="P24"/>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5">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item>
          <text:p text:style-name="P26">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6">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7">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8">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9">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0">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7"/>
      <text:p text:style-name="P48"><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1">
        <text:list-item>
          <text:p text:style-name="P49">Find your <text:span text:style-name="T13">WEB-INF/security.xml</text:span> file and open it in a text editor.</text:p>
        </text:list-item>
        <text:list-item>
          <text:p text:style-name="P4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1"/>
      <text:p text:style-name="P24"><text:span text:style-name="T2">NOTES</text:span> </text:p>
      <text:list text:style-name="L12">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24"/>
      <text:p text:style-name="P24"/>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3">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4">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p text:style-name="Text_20_body"/>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5">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5">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6">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need to run three scripts: <text:span text:style-name="T13">230-to-240-migration.sql</text:span>, <text:span text:style-name="T5">240-to-300-migration.sql</text:span> (Roller 2.4 was never officially released) and finally <text:span text:style-name="T13">300-to-310-migration.sql</text:span>. For example, here's how you'd do that for a MySQL database running on UNIX: </text:p>
      <text:p text:style-name="P32"><text:s text:c="4"/>% cd $CATALINA_HOME/webapps/roller/WEB-INF/dbscripts/mysql</text:p>
      <text:p text:style-name="P32"><text:s text:c="4"/>% mysql -u root -p</text:p>
      <text:p text:style-name="P32"><text:s text:c="4"/>password: *****</text:p>
      <text:p text:style-name="P32"><text:s text:c="4"/>mysql&gt; use roller;</text:p>
      <text:p text:style-name="P32"><text:s text:c="4"/>mysql&gt; source 230-to-240-migration.sql</text:p>
      <text:p text:style-name="P32"><text:s text:c="4"/>mysql&gt; source 240-to-300-migration.sql</text:p>
      <text:p text:style-name="P32"><text:s text:c="4"/>mysql&gt; source 300-to-310-migration.sql</text:p>
      <text:p text:style-name="P32"><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Database configuration settings</text:p>
      <text:p text:style-name="P64"/>
      <text:p text:style-name="P64"># Hibernate dialect: You must override this to use a database other than MySQL4</text:p>
      <text:p text:style-name="P64">hibernate.dialect=org.hibernate.dialect.MySQLDialect</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Themes settings</text:p>
      <text:p text:style-name="P64"/>
      <text:p text:style-name="P64"># The directory in which Roller will look for themes</text:p>
      <text:p text:style-name="P64">themes.dir=${webapp.context}</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page *preview* rendering</text:p>
      <text:p text:style-name="P64"># NOTE: this *does* have some differences between the pageModels</text:p>
      <text:p text:style-name="P64">rendering.previewModels=\</text:p>
      <text:p text:style-name="P64">org.apache.roller.ui.rendering.model.PreviewPageModel,\</text:p>
      <text:p text:style-name="P64">org.apache.roller.ui.rendering.model.ConfigModel,\</text:p>
      <text:p text:style-name="P64">org.apache.roller.ui.rendering.model.UtilitiesModel,\</text:p>
      <text:p text:style-name="P64">org.apache.roller.ui.rendering.model.Preview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he list of configured WeblogEntryEditors available to users</text:p>
      <text:p text:style-name="P64">plugins.weblogEntryEditors=\</text:p>
      <text:p text:style-name="P64">org.apache.roller.ui.core.plugins.TextEditor,\</text:p>
      <text:p text:style-name="P64">org.apache.roller.ui.core.plugins.XinhaEditor</text:p>
      <text:p text:style-name="P64"/>
      <text:p text:style-name="P64"># The "id" of the default editor to use. <text:s/>NOT the class name</text:p>
      <text:p text:style-name="P64">plugins.defaultEditor=editor-text.jsp</text:p>
      <text:p text:style-name="P64"/>
      <text:p text:style-name="P64">#----------------------------------</text:p>
      <text:p text:style-name="P64"># Scheduled Background Tasks ... all times are in minutes.</text:p>
      <text:p text:style-name="P64">#</text:p>
      <text:p text:style-name="P64"># Task properties should follow the given format ...</text:p>
      <text:p text:style-name="P64"># <text:s text:c="4"/>tasks.&lt;taskname&gt;.&lt;prop&gt;=&lt;value&gt;</text:p>
      <text:p text:style-name="P64">#</text:p>
      <text:p text:style-name="P64"># The *enabled* tasks are defined by tasks.enabled=&lt;taskname&gt;[,&lt;taskname&gt;]</text:p>
      <text:p text:style-name="P64">#-----------------------------------</text:p>
      <text:p text:style-name="P64"/>
      <text:p text:style-name="P64"># Tasks which are enabled. <text:s/>Only tasks listed here will be run.</text:p>
      <text:p text:style-name="P64">tasks.enabled=ResetHitCountsTask,TurnoverReferersTask,PingQueueTask</text:p>
      <text:p text:style-name="P64"/>
      <text:p text:style-name="P64"># Reset hit counts</text:p>
      <text:p text:style-name="P64">tasks.ResetHitCountsTask.class=org.apache.roller.business.runnable.ResetHitCountsTask</text:p>
      <text:p text:style-name="P64">tasks.ResetHitCountsTask.startTime=startOfDay</text:p>
      <text:p text:style-name="P64">tasks.ResetHitCountsTask.interval=1440</text:p>
      <text:p text:style-name="P64">tasks.ResetHitCountsTask.leaseTime=30</text:p>
      <text:p text:style-name="P64"/>
      <text:p text:style-name="P64"># Reset referer counts</text:p>
      <text:p text:style-name="P64">tasks.TurnoverReferersTask.class=org.apache.roller.business.runnable.TurnoverReferersTask</text:p>
      <text:p text:style-name="P64">tasks.TurnoverReferersTask.startTime=startOfDay</text:p>
      <text:p text:style-name="P64">tasks.TurnoverReferersTask.interval=1440</text:p>
      <text:p text:style-name="P64">tasks.TurnoverReferersTask.leaseTime=30</text:p>
      <text:p text:style-name="P64"/>
      <text:p text:style-name="P64"># Ping processor, does sending of pings</text:p>
      <text:p text:style-name="P64">tasks.PingQueueTask.class=org.apache.roller.business.pings.PingQueueTask</text:p>
      <text:p text:style-name="P64">tasks.PingQueueTask.startTime=immediate</text:p>
      <text:p text:style-name="P64">tasks.PingQueueTask.interval=5</text:p>
      <text:p text:style-name="P64">tasks.PingQueueTask.leaseTime=30</text:p>
      <text:p text:style-name="P64"/>
      <text:p text:style-name="P64"># Sync Roller weblogs with planet</text:p>
      <text:p text:style-name="P64">tasks.SyncWebsitesTask.class=org.apache.roller.planet.tasks.SyncWebsitesTask</text:p>
      <text:p text:style-name="P64">tasks.SyncWebsitesTask.startTime=startOfDay</text:p>
      <text:p text:style-name="P64">tasks.SyncWebsitesTask.interval=1440</text:p>
      <text:p text:style-name="P64">tasks.SyncWebsitesTask.leaseTime=30</text:p>
      <text:p text:style-name="P64"/>
      <text:p text:style-name="P64"># Refresh entries for planet feeds</text:p>
      <text:p text:style-name="P64">tasks.RefreshEntriesTask.class=org.apache.roller.planet.tasks.RefreshEntriesTask</text:p>
      <text:p text:style-name="P64">tasks.RefreshEntriesTask.startTime=startOfHour</text:p>
      <text:p text:style-name="P64">tasks.RefreshEntriesTask.interval=60</text:p>
      <text:p text:style-name="P64">tasks.RefreshEntriesTask.leaseTime=30</text:p>
      <text:p text:style-name="P64"/>
      <text:p text:style-name="P64"># Technorati rankings for planet feeds</text:p>
      <text:p text:style-name="P64">tasks.TechnoratiRankingsTask.class=org.apache.roller.planet.tasks.TechnoratiRankingsTask</text:p>
      <text:p text:style-name="P64">tasks.TechnoratiRankingsTask.startTime=startOfDay</text:p>
      <text:p text:style-name="P64">tasks.TechnoratiRankingsTask.interval=1440</text:p>
      <text:p text:style-name="P64">tasks.TechnoratiRankingsTask.leaseTime=30</text:p>
      <text:p text:style-name="P64"/>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 - You'll be able to add the $planet model to the list of page models available</text:p>
      <text:p text:style-name="P64"># <text:s text:c="2"/>to blogs (rendering.pageModels) or to only site-wide blogs (rendering.siteModels) </text:p>
      <text:p text:style-name="P64"># <text:s text:c="2"/>(classname org.apache.roller.ui.rendering.model.SiteModel)</text:p>
      <text:p text:style-name="P64"># <text:s text:c="2"/></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misc settings</text:p>
      <text:p text:style-name="P64"/>
      <text:p text:style-name="P64"># Some folks consider remember-me type functionality to be a security</text:p>
      <text:p text:style-name="P64">rememberme.enabled=true</text:p>
      <text:p text:style-name="P64"/>
      <text:p text:style-name="P64"># You might want to disable GZIP if your app server already supports it</text:p>
      <text:p text:style-name="P64">compression.gzipResponse.enabled=true</text:p>
      <text:p text:style-name="P64"/>
      <text:p text:style-name="P64"># specifies the max number of tags allowed in URL ( /feed?tags=foo+bar+baz )</text:p>
      <text:p text:style-name="P64">tags.queries.maxIntersectionSize=3</text:p>
      <text:p text:style-name="P64"/>
      <text:p text:style-name="P64"># Characters to be allowed in user names (change at your own risk)</text:p>
      <text:p text:style-name="P64">username.allowedChars=A-Za-z0-9</text:p>
      <text:p text:style-name="P64"/>
      <text:p text:style-name="P64"># editor theme to be used (corresponds to directory name under /theme)</text:p>
      <text:p text:style-name="P64">editor.theme=tan</text:p>
      <text:p text:style-name="P64"/>
      <text:p text:style-name="P64"># Hibernate config resource (a classpath-based path)</text:p>
      <text:p text:style-name="P64"># NO NEED TO OVERRIDE this unless you are customizing Roller</text:p>
      <text:p text:style-name="P64">hibernate.configResource=/hibernate.cfg.xml</text:p>
      <text:p text:style-name="P64"/>
      <text:p text:style-name="P64"># JDBC configuration parameters for standalone tasks</text:p>
      <text:p text:style-name="P64"># Don't override these in the roller-custom.properties file you use with the </text:p>
      <text:p text:style-name="P64"># Roller webapp, but for the standalone tasks that you run outside of Roller </text:p>
      <text:p text:style-name="P64"># (e.g. refresh entries) you'll need to override these properties. Do it in a </text:p>
      <text:p text:style-name="P64"># separate roller-custom.properties file.</text:p>
      <text:p text:style-name="P64">jdbc.driverClass=</text:p>
      <text:p text:style-name="P64">jdbc.connectionURL=</text:p>
      <text:p text:style-name="P64">jdbc.username=</text:p>
      <text:p text:style-name="P64">jdbc.password=</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2-16T10:48:26</dc:date>
    <dc:language>en-US</dc:language>
    <meta:editing-cycles>93</meta:editing-cycles>
    <meta:editing-duration>P1DT6H12M42S</meta:editing-duration>
    <meta:user-defined meta:name="Info 1"/>
    <meta:user-defined meta:name="Info 2"/>
    <meta:user-defined meta:name="Info 3"/>
    <meta:user-defined meta:name="Info 4"/>
    <meta:document-statistic meta:table-count="0" meta:image-count="0" meta:object-count="0" meta:page-count="29" meta:paragraph-count="858" meta:word-count="7367" meta:character-count="53346"/>
  </office:meta>
</office:document-meta>
</file>